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44cm" fo:min-width="3.092cm" loext:decorative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37cm" fo:min-width="2.993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4" style:family="graphic" style:parent-style-name="objectwithoutfill">
      <style:graphic-properties svg:stroke-color="#000000" draw:fill="none" draw:textarea-vertical-align="middle" loext:decorative="false"/>
    </style:style>
    <style:style style:name="gr5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000000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399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3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0000" draw:marker-end="Arrowheads_20_14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47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46cm" fo:min-width="1.971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20" style:family="graphic" style:parent-style-name="standard">
      <style:graphic-properties svg:stroke-color="#000000" draw:marker-start="Arrowheads_20_16" draw:marker-start-width="0.3cm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8" draw:marker-end-width="0.3cm" draw:fill="none" draw:textarea-vertical-align="middle" loext:decorative="false"/>
    </style:style>
    <style:style style:name="gr22" style:family="graphic" style:parent-style-name="objectwithoutfill">
      <style:graphic-properties svg:stroke-color="#000000" draw:marker-end="Arrowheads_20_19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0000" draw:marker-end="Arrowheads_20_20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0000" draw:marker-end="Arrowheads_20_24" draw:marker-end-width="0.3cm" draw:fill="none" draw:textarea-vertical-align="middle" loext:decorative="false"/>
    </style:style>
    <style:style style:name="gr25" style:family="graphic" style:parent-style-name="objectwithoutfill">
      <style:graphic-properties svg:stroke-color="#000000" draw:marker-end="Arrowheads_20_27" draw:marker-end-width="0.3cm" draw:fill="none" draw:textarea-vertical-align="middle" loext:decorative="false"/>
    </style:style>
    <style:style style:name="gr26" style:family="graphic" style:parent-style-name="objectwithoutfill">
      <style:graphic-properties svg:stroke-color="#000000" draw:marker-end="Arrowheads_20_28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000000" draw:marker-end="Arrowheads_20_29" draw:marker-end-width="0.3cm" draw:fill="none" draw:textarea-vertical-align="middle" loext:decorative="false"/>
    </style:style>
    <style:style style:name="gr28" style:family="graphic" style:parent-style-name="objectwithoutfill">
      <style:graphic-properties svg:stroke-color="#000000" draw:marker-end="Arrowheads_20_30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000000" draw:marker-end="Arrowheads_20_31" draw:marker-end-width="0.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5pt"/>
    </style:style>
    <style:style style:name="P5" style:family="paragraph">
      <loext:graphic-properties draw:fill="none" draw:fill-color="#ffffff"/>
      <style:text-properties fo:font-size="5pt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font-size="8pt"/>
    </style:style>
    <style:style style:name="P9" style:family="paragraph">
      <loext:graphic-properties draw:fill="none" draw:fill-color="#ffffff"/>
      <style:text-properties fo:font-size="8pt"/>
    </style:style>
    <style:style style:name="P10" style:family="paragraph">
      <style:text-properties fo:font-size="9pt"/>
    </style:style>
    <style:style style:name="P11" style:family="paragraph">
      <loext:graphic-properties draw:fill="none" draw:fill-color="#ffffff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81cm" svg:x="7.985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93cm" svg:height="1.587cm" svg:x="1.952cm" svg:y="7.667cm">
          <text:p text:style-name="P2"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7cm" svg:y1="3.222cm" svg:x2="9.055cm" svg:y2="3.222cm">
          <text:p/>
        </draw:line>
        <draw:line draw:style-name="gr4" draw:text-style-name="P3" draw:layer="layout" svg:x1="2.27cm" svg:y1="7.667cm" svg:x2="2.27cm" svg:y2="3.222cm">
          <text:p/>
        </draw:line>
        <draw:line draw:style-name="gr5" draw:text-style-name="P3" draw:layer="layout" svg:x1="2.587cm" svg:y1="3.54cm" svg:x2="2.587cm" svg:y2="7.667cm">
          <text:p/>
        </draw:line>
        <draw:line draw:style-name="gr4" draw:text-style-name="P3" draw:layer="layout" svg:x1="2.587cm" svg:y1="3.54cm" svg:x2="8.62cm" svg:y2="3.54cm">
          <text:p/>
        </draw:line>
        <draw:frame draw:style-name="gr6" draw:text-style-name="P5" draw:layer="layout" svg:width="3.81cm" svg:height="0.635cm" svg:x="5.075cm" svg:y="2.905cm">
          <draw:text-box>
            <text:p text:style-name="P4">UNOS_OSNOVNIH_PODATAKA</text:p>
          </draw:text-box>
        </draw:frame>
        <draw:frame draw:style-name="gr6" draw:text-style-name="P5" draw:layer="layout" svg:width="3.81cm" svg:height="0.635cm" svg:x="5.075cm" svg:y="3.222cm">
          <draw:text-box>
            <text:p text:style-name="P4">PRISTUP_PODACIMA</text:p>
          </draw:text-box>
        </draw:frame>
        <draw:line draw:style-name="gr4" draw:text-style-name="P3" draw:layer="layout" svg:x1="8.302cm" svg:y1="3.857cm" svg:x2="2.905cm" svg:y2="3.857cm">
          <text:p/>
        </draw:line>
        <draw:line draw:style-name="gr7" draw:text-style-name="P3" draw:layer="layout" svg:x1="2.905cm" svg:y1="3.857cm" svg:x2="2.905cm" svg:y2="7.667cm">
          <text:p/>
        </draw:line>
        <draw:frame draw:style-name="gr6" draw:text-style-name="P5" draw:layer="layout" svg:width="3.81cm" svg:height="0.635cm" svg:x="5.075cm" svg:y="3.54cm">
          <draw:text-box>
            <text:p text:style-name="P4">GENERISANJE_IZVESTAJA</text:p>
          </draw:text-box>
        </draw:frame>
        <draw:line draw:style-name="gr4" draw:text-style-name="P3" draw:layer="layout" svg:x1="3.222cm" svg:y1="7.667cm" svg:x2="3.222cm" svg:y2="4.175cm">
          <text:p/>
        </draw:line>
        <draw:line draw:style-name="gr8" draw:text-style-name="P3" draw:layer="layout" svg:x1="3.222cm" svg:y1="4.175cm" svg:x2="8.085cm" svg:y2="4.175cm">
          <text:p/>
        </draw:line>
        <draw:frame draw:style-name="gr6" draw:text-style-name="P5" draw:layer="layout" svg:width="3.81cm" svg:height="0.635cm" svg:x="5.075cm" svg:y="3.857cm">
          <draw:text-box>
            <text:p text:style-name="P4">PELCERI</text:p>
          </draw:text-box>
        </draw:frame>
        <draw:line draw:style-name="gr9" draw:text-style-name="P3" draw:layer="layout" svg:x1="3.54cm" svg:y1="4.492cm" svg:x2="3.54cm" svg:y2="7.667cm">
          <text:p/>
        </draw:line>
        <draw:line draw:style-name="gr4" draw:text-style-name="P3" draw:layer="layout" svg:x1="3.54cm" svg:y1="4.492cm" svg:x2="7.985cm" svg:y2="4.492cm">
          <text:p/>
        </draw:line>
        <draw:frame draw:style-name="gr6" draw:text-style-name="P5" draw:layer="layout" svg:width="3.81cm" svg:height="0.635cm" svg:x="5.075cm" svg:y="4.175cm">
          <draw:text-box>
            <text:p text:style-name="P4">PRIKAZ_DOKUMENTACIJE</text:p>
          </draw:text-box>
        </draw:frame>
        <draw:line draw:style-name="gr10" draw:text-style-name="P3" draw:layer="layout" svg:x1="3.857cm" svg:y1="4.81cm" svg:x2="7.985cm" svg:y2="4.81cm">
          <text:p/>
        </draw:line>
        <draw:line draw:style-name="gr4" draw:text-style-name="P3" draw:layer="layout" svg:x1="3.857cm" svg:y1="4.81cm" svg:x2="3.857cm" svg:y2="7.667cm">
          <text:p/>
        </draw:line>
        <draw:frame draw:style-name="gr6" draw:text-style-name="P5" draw:layer="layout" svg:width="2.857cm" svg:height="0.635cm" svg:x="5.075cm" svg:y="4.492cm">
          <draw:text-box>
            <text:p text:style-name="P4">UNOS_TERMINA</text:p>
          </draw:text-box>
        </draw:frame>
        <draw:line draw:style-name="gr11" draw:text-style-name="P3" draw:layer="layout" svg:x1="4.175cm" svg:y1="5.127cm" svg:x2="4.175cm" svg:y2="7.667cm">
          <text:p/>
        </draw:line>
        <draw:line draw:style-name="gr4" draw:text-style-name="P3" draw:layer="layout" svg:x1="4.175cm" svg:y1="5.127cm" svg:x2="7.985cm" svg:y2="5.127cm">
          <text:p/>
        </draw:line>
        <draw:frame draw:style-name="gr6" draw:text-style-name="P5" draw:layer="layout" svg:width="2.54cm" svg:height="0.635cm" svg:x="5.075cm" svg:y="4.81cm">
          <draw:text-box>
            <text:p text:style-name="P4">PRIKAZ_AKTIVNOSTI</text:p>
          </draw:text-box>
        </draw:frame>
        <draw:line draw:style-name="gr12" draw:text-style-name="P3" draw:layer="layout" svg:x1="4.492cm" svg:y1="5.445cm" svg:x2="4.492cm" svg:y2="7.667cm">
          <text:p/>
        </draw:line>
        <draw:line draw:style-name="gr4" draw:text-style-name="P3" draw:layer="layout" svg:x1="4.492cm" svg:y1="5.445cm" svg:x2="8.085cm" svg:y2="5.445cm">
          <text:p/>
        </draw:line>
        <draw:frame draw:style-name="gr13" draw:text-style-name="P5" draw:layer="layout" svg:width="2.893cm" svg:height="0.649cm" svg:x="5.092cm" svg:y="5.127cm">
          <draw:text-box>
            <text:p text:style-name="P4">SLANJE_OBAVESTENJA</text:p>
          </draw:text-box>
        </draw:frame>
        <draw:line draw:style-name="gr14" draw:text-style-name="P3" draw:layer="layout" svg:x1="4.81cm" svg:y1="5.762cm" svg:x2="4.81cm" svg:y2="7.667cm">
          <text:p/>
        </draw:line>
        <draw:line draw:style-name="gr4" draw:text-style-name="P3" draw:layer="layout" svg:x1="4.81cm" svg:y1="5.762cm" svg:x2="8.302cm" svg:y2="5.762cm">
          <text:p/>
        </draw:line>
        <draw:frame draw:style-name="gr13" draw:text-style-name="P5" draw:layer="layout" svg:width="2.858cm" svg:height="0.649cm" svg:x="5.127cm" svg:y="5.445cm">
          <draw:text-box>
            <text:p text:style-name="P4">IZVESTAJ_O_FINANSIJAMA</text:p>
          </draw:text-box>
        </draw:frame>
        <draw:line draw:style-name="gr4" draw:text-style-name="P3" draw:layer="layout" svg:x1="5.127cm" svg:y1="7.667cm" svg:x2="5.127cm" svg:y2="6.08cm">
          <text:p/>
        </draw:line>
        <draw:line draw:style-name="gr15" draw:text-style-name="P3" draw:layer="layout" svg:x1="5.127cm" svg:y1="6.08cm" svg:x2="8.62cm" svg:y2="6.08cm">
          <text:p/>
        </draw:line>
        <draw:frame draw:style-name="gr16" draw:text-style-name="P5" draw:layer="layout" svg:width="3.492cm" svg:height="0.727cm" svg:x="5.128cm" svg:y="5.77cm">
          <draw:text-box>
            <text:p text:style-name="P4">ISTORIJA_PRAVNIH_PREDMETA</text:p>
          </draw:text-box>
        </draw:frame>
        <draw:frame draw:style-name="gr17" draw:text-style-name="P7" draw:layer="layout" svg:width="2.757cm" svg:height="1.27cm" svg:x="9.255cm" svg:y="4.392cm">
          <draw:text-box>
            <text:p text:style-name="P6">LAWDESK</text:p>
          </draw:text-box>
        </draw:frame>
        <draw:frame draw:style-name="gr6" draw:text-style-name="P9" draw:layer="layout" svg:width="1.905cm" svg:height="0.635cm" svg:x="2.805cm" svg:y="8.085cm">
          <draw:text-box>
            <text:p text:style-name="P8">ADVOKAT</text:p>
          </draw:text-box>
        </draw:frame>
        <draw:custom-shape draw:style-name="gr18" draw:text-style-name="P1" draw:layer="layout" svg:width="3.493cm" svg:height="2.54cm" svg:x="8.519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493cm" svg:height="2.54cm" svg:x="8.467cm" svg:y="16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493cm" svg:height="2.54cm" svg:x="8.519cm" svg:y="20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4.128cm" svg:height="2.858cm" svg:x="8.937cm" svg:y="12.947cm">
          <draw:text-box>
            <text:p text:style-name="P10">UPRAVLJANJE_</text:p>
            <text:p text:style-name="P10">KLIJENTIMA_I_</text:p>
            <text:p text:style-name="P10">PREDMETIMA</text:p>
          </draw:text-box>
        </draw:frame>
        <draw:frame draw:style-name="gr19" draw:text-style-name="P11" draw:layer="layout" svg:width="4.328cm" svg:height="2.858cm" svg:x="8.62cm" svg:y="16.975cm">
          <draw:text-box>
            <text:p text:style-name="P10">UPRAVLJANJE_</text:p>
            <text:p text:style-name="P10">DOKUMENTACIJOM</text:p>
            <text:p text:style-name="P10">_I_ARHIVOM</text:p>
          </draw:text-box>
        </draw:frame>
        <draw:frame draw:style-name="gr19" draw:text-style-name="P11" draw:layer="layout" svg:width="4.128cm" svg:height="2.858cm" svg:x="8.937cm" svg:y="21.002cm">
          <draw:text-box>
            <text:p text:style-name="P10">KALENDAR_I_</text:p>
            <text:p text:style-name="P10">FINANSIJSKO_</text:p>
            <text:p text:style-name="P10">PRACENJE</text:p>
          </draw:text-box>
        </draw:frame>
        <draw:custom-shape draw:style-name="gr2" draw:text-style-name="P1" draw:layer="layout" svg:width="3.493cm" svg:height="1.587cm" svg:x="15.605cm" svg:y="16.87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905cm" svg:height="0.635cm" svg:x="16.457cm" svg:y="17.31cm">
          <draw:text-box>
            <text:p text:style-name="P8">ADVOKAT</text:p>
          </draw:text-box>
        </draw:frame>
        <draw:line draw:style-name="gr20" draw:text-style-name="P2" draw:layer="layout" svg:x1="11.795cm" svg:y1="13.065cm" svg:x2="18.78cm" svg:y2="13.065cm">
          <text:p/>
        </draw:line>
        <draw:line draw:style-name="gr4" draw:text-style-name="P3" draw:layer="layout" svg:x1="18.78cm" svg:y1="13.065cm" svg:x2="18.78cm" svg:y2="16.875cm">
          <text:p/>
        </draw:line>
        <draw:line draw:style-name="gr4" draw:text-style-name="P3" draw:layer="layout" svg:x1="11.912cm" svg:y1="13.382cm" svg:x2="18.462cm" svg:y2="13.382cm">
          <text:p/>
        </draw:line>
        <draw:line draw:style-name="gr21" draw:text-style-name="P3" draw:layer="layout" svg:x1="18.462cm" svg:y1="13.382cm" svg:x2="18.462cm" svg:y2="16.875cm">
          <text:p/>
        </draw:line>
        <draw:line draw:style-name="gr22" draw:text-style-name="P3" draw:layer="layout" svg:x1="18.145cm" svg:y1="13.7cm" svg:x2="18.145cm" svg:y2="16.875cm">
          <text:p/>
        </draw:line>
        <draw:line draw:style-name="gr4" draw:text-style-name="P3" draw:layer="layout" svg:x1="18.145cm" svg:y1="13.7cm" svg:x2="12.012cm" svg:y2="13.7cm">
          <text:p/>
        </draw:line>
        <draw:frame draw:style-name="gr6" draw:text-style-name="P5" draw:layer="layout" svg:width="3.81cm" svg:height="0.635cm" svg:x="13.282cm" svg:y="12.747cm">
          <draw:text-box>
            <text:p text:style-name="P4">UNOS_OSNOVNIH_PODATAKA</text:p>
          </draw:text-box>
        </draw:frame>
        <draw:frame draw:style-name="gr6" draw:text-style-name="P11" draw:layer="layout" svg:width="0.635cm" svg:height="0.635cm" svg:x="9.89cm" svg:y="14.325cm">
          <draw:text-box>
            <text:p text:style-name="P10">1</text:p>
          </draw:text-box>
        </draw:frame>
        <draw:frame draw:style-name="gr6" draw:text-style-name="P11" draw:layer="layout" svg:width="0.635cm" svg:height="0.635cm" svg:x="9.89cm" svg:y="18.345cm">
          <draw:text-box>
            <text:p text:style-name="P10">2</text:p>
          </draw:text-box>
        </draw:frame>
        <draw:frame draw:style-name="gr6" draw:text-style-name="P11" draw:layer="layout" svg:width="0.635cm" svg:height="0.635cm" svg:x="9.891cm" svg:y="22.246cm">
          <draw:text-box>
            <text:p text:style-name="P10">3</text:p>
          </draw:text-box>
        </draw:frame>
        <draw:frame draw:style-name="gr6" draw:text-style-name="P5" draw:layer="layout" svg:width="3.81cm" svg:height="0.635cm" svg:x="13.282cm" svg:y="13.065cm">
          <draw:text-box>
            <text:p text:style-name="P4">PRISTUP_PODACIMA</text:p>
          </draw:text-box>
        </draw:frame>
        <draw:frame draw:style-name="gr6" draw:text-style-name="P5" draw:layer="layout" svg:width="3.81cm" svg:height="0.635cm" svg:x="13.265cm" svg:y="13.382cm">
          <draw:text-box>
            <text:p text:style-name="P4">ISTORIJA_PRAVNIH_PREDMETA</text:p>
          </draw:text-box>
        </draw:frame>
        <draw:line draw:style-name="gr23" draw:text-style-name="P3" draw:layer="layout" svg:x1="17.827cm" svg:y1="14.017cm" svg:x2="17.827cm" svg:y2="16.875cm">
          <text:p/>
        </draw:line>
        <draw:line draw:style-name="gr4" draw:text-style-name="P3" draw:layer="layout" svg:x1="17.827cm" svg:y1="14.017cm" svg:x2="11.895cm" svg:y2="14.017cm">
          <text:p/>
        </draw:line>
        <draw:frame draw:style-name="gr6" draw:text-style-name="P5" draw:layer="layout" svg:width="3.81cm" svg:height="0.635cm" svg:x="13.265cm" svg:y="13.7cm">
          <draw:text-box>
            <text:p text:style-name="P4">GENERISANJE_IZVESTAJA</text:p>
          </draw:text-box>
        </draw:frame>
        <draw:line draw:style-name="gr24" draw:text-style-name="P3" draw:layer="layout" svg:x1="15.605cm" svg:y1="17.827cm" svg:x2="11.895cm" svg:y2="17.827cm">
          <text:p/>
        </draw:line>
        <draw:line draw:style-name="gr25" draw:text-style-name="P3" draw:layer="layout" svg:x1="11.895cm" svg:y1="17.51cm" svg:x2="15.605cm" svg:y2="17.51cm">
          <text:p/>
        </draw:line>
        <draw:frame draw:style-name="gr6" draw:text-style-name="P5" draw:layer="layout" svg:width="3.81cm" svg:height="0.635cm" svg:x="12.412cm" svg:y="17.192cm">
          <draw:text-box>
            <text:p text:style-name="P4">PRIKAZ_DOKUMENTACIJE</text:p>
          </draw:text-box>
        </draw:frame>
        <draw:frame draw:style-name="gr6" draw:text-style-name="P5" draw:layer="layout" svg:width="1.588cm" svg:height="0.635cm" svg:x="12.412cm" svg:y="17.51cm">
          <draw:text-box>
            <text:p text:style-name="P4">PELCERI</text:p>
          </draw:text-box>
        </draw:frame>
        <draw:line draw:style-name="gr4" draw:text-style-name="P3" draw:layer="layout" svg:x1="17.827cm" svg:y1="18.462cm" svg:x2="17.827cm" svg:y2="21.32cm">
          <text:p/>
        </draw:line>
        <draw:line draw:style-name="gr26" draw:text-style-name="P3" draw:layer="layout" svg:x1="17.827cm" svg:y1="21.32cm" svg:x2="11.912cm" svg:y2="21.32cm">
          <text:p/>
        </draw:line>
        <draw:line draw:style-name="gr27" draw:text-style-name="P3" draw:layer="layout" svg:x1="18.145cm" svg:y1="21.637cm" svg:x2="18.145cm" svg:y2="18.462cm">
          <text:p/>
        </draw:line>
        <draw:line draw:style-name="gr28" draw:text-style-name="P3" draw:layer="layout" svg:x1="18.462cm" svg:y1="21.955cm" svg:x2="18.462cm" svg:y2="18.462cm">
          <text:p/>
        </draw:line>
        <draw:line draw:style-name="gr29" draw:text-style-name="P3" draw:layer="layout" svg:x1="18.78cm" svg:y1="22.272cm" svg:x2="18.78cm" svg:y2="18.462cm">
          <text:p/>
        </draw:line>
        <draw:line draw:style-name="gr4" draw:text-style-name="P3" draw:layer="layout" svg:x1="18.145cm" svg:y1="21.637cm" svg:x2="11.995cm" svg:y2="21.637cm">
          <text:p/>
        </draw:line>
        <draw:line draw:style-name="gr4" draw:text-style-name="P3" draw:layer="layout" svg:x1="18.462cm" svg:y1="21.955cm" svg:x2="11.912cm" svg:y2="21.955cm">
          <text:p/>
        </draw:line>
        <draw:line draw:style-name="gr4" draw:text-style-name="P3" draw:layer="layout" svg:x1="18.78cm" svg:y1="22.272cm" svg:x2="11.795cm" svg:y2="22.272cm">
          <text:p/>
        </draw:line>
        <draw:frame draw:style-name="gr6" draw:text-style-name="P5" draw:layer="layout" svg:width="3.81cm" svg:height="0.635cm" svg:x="13.247cm" svg:y="21.002cm">
          <draw:text-box>
            <text:p text:style-name="P4">UNOS_TERMINA</text:p>
          </draw:text-box>
        </draw:frame>
        <draw:frame draw:style-name="gr6" draw:text-style-name="P5" draw:layer="layout" svg:width="3.81cm" svg:height="0.635cm" svg:x="13.282cm" svg:y="21.32cm">
          <draw:text-box>
            <text:p text:style-name="P4">PRIKAZ_AKTIVNOSTI</text:p>
          </draw:text-box>
        </draw:frame>
        <draw:frame draw:style-name="gr6" draw:text-style-name="P5" draw:layer="layout" svg:width="3.81cm" svg:height="0.635cm" svg:x="13.282cm" svg:y="21.637cm">
          <draw:text-box>
            <text:p text:style-name="P4">SLANJE_OBAVESTENJA</text:p>
          </draw:text-box>
        </draw:frame>
        <draw:frame draw:style-name="gr6" draw:text-style-name="P5" draw:layer="layout" svg:width="3.81cm" svg:height="0.635cm" svg:x="13.282cm" svg:y="21.955cm">
          <draw:text-box>
            <text:p text:style-name="P4">IZVESTAJ_O_FINANSIJAMA</text:p>
          </draw:text-box>
        </draw:frame>
      </draw:page>
      <draw:page draw:name="page2" draw:style-name="dp1" draw:master-page-name="Default"/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0T15:28:05.236000000</meta:creation-date>
    <dc:date>2024-11-20T17:00:09.442000000</dc:date>
    <meta:editing-duration>PT15M20S</meta:editing-duration>
    <meta:editing-cycles>4</meta:editing-cycles>
    <meta:generator>LibreOffice/24.8.2.1$Windows_X86_64 LibreOffice_project/0f794b6e29741098670a3b95d60478a65d05ef13</meta:generator>
    <meta:document-statistic meta:object-count="73"/>
  </office:meta>
</office:document-meta>
</file>